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890" officeooo:paragraph-rsid="0002a890"/>
    </style:style>
    <style:style style:name="P2" style:family="paragraph" style:parent-style-name="Text_20_body">
      <style:text-properties officeooo:paragraph-rsid="00044f24"/>
    </style:style>
    <style:style style:name="P3" style:family="paragraph" style:parent-style-name="Text_20_body">
      <style:text-properties officeooo:paragraph-rsid="000627a3"/>
    </style:style>
    <style:style style:name="P4" style:family="paragraph" style:parent-style-name="Text_20_body">
      <style:text-properties officeooo:rsid="00044f24" officeooo:paragraph-rsid="00044f24"/>
    </style:style>
    <style:style style:name="P5" style:family="paragraph" style:parent-style-name="Standard">
      <style:text-properties officeooo:rsid="00074d1f" officeooo:paragraph-rsid="00074d1f"/>
    </style:style>
    <style:style style:name="P6" style:family="paragraph" style:parent-style-name="Standard">
      <style:text-properties officeooo:rsid="0008fefe" officeooo:paragraph-rsid="0008fefe"/>
    </style:style>
    <style:style style:name="T1" style:family="text">
      <style:text-properties officeooo:rsid="0002a890"/>
    </style:style>
    <style:style style:name="T2" style:family="text">
      <style:text-properties officeooo:rsid="00044f24"/>
    </style:style>
    <style:style style:name="T3" style:family="text">
      <style:text-properties fo:font-weight="normal" style:font-weight-asian="normal" style:font-weight-complex="normal"/>
    </style:style>
    <style:style style:name="T4" style:family="text">
      <style:text-properties fo:font-weight="normal" officeooo:rsid="0002a89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chatbot has to be Hilton Hotel specific</text:p>
      <text:p text:style-name="P1">For the URL use UUID not IDs for security purposes</text:p>
      <text:p text:style-name="P1">Mpesa – Till Number</text:p>
      <text:p text:style-name="P1">Once a room has been paid, then it is booked hence it should not be visible for the duration of the booked period. The user should receive an automatic email informing them the of the transaction and that the room is ready for that time they will go there. </text:p>
      <text:p text:style-name="P5">Chatbot should be specific to help the users navigate the system</text:p>
      <text:p text:style-name="P6">Create a FAQ for the most asked questions</text:p>
      <text:p text:style-name="P1">The approval should be automatic once the deposit/ a specific amount is paid</text:p>
      <text:p text:style-name="P1">The amount should accumulate as per the number of days</text:p>
      <text:p text:style-name="P1">Create a transactions table <text:span text:style-name="T2">with the following columns or more:<text:line-break/>id</text:span></text:p>
      <text:p text:style-name="P3"><text:span text:style-name="Strong_20_Emphasis"><text:span text:style-name="T4">Daily Rate</text:span></text:span><text:span text:style-name="T4">:</text:span><text:span text:style-name="T1"> Price per day for the booking.</text:span></text:p>
      <text:p text:style-name="P3"><text:span text:style-name="Strong_20_Emphasis"><text:span text:style-name="T3">Total Stay Cost</text:span></text:span><text:span text:style-name="T3">:</text:span> Total cost of the stay.</text:p>
      <text:p text:style-name="P2"><text:span text:style-name="Strong_20_Emphasis"><text:span text:style-name="T3">Number of Nights</text:span></text:span><text:span text:style-name="T3">:</text:span> Duration of stay.</text:p>
      <text:p text:style-name="P2"><text:span text:style-name="Strong_20_Emphasis"><text:span text:style-name="T3">Is Deposit Made</text:span></text:span><text:span text:style-name="T3">:</text:span> Indicates if a deposit was made (Yes/No).</text:p>
      <text:p text:style-name="P4">Created at</text:p>
      <text:p text:style-name="P4">Updated at</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8:56:05.586498149</meta:creation-date>
    <dc:date>2025-01-23T06:53:04.653203498</dc:date>
    <meta:editing-duration>PT11M27S</meta:editing-duration>
    <meta:editing-cycles>5</meta:editing-cycles>
    <meta:generator>LibreOffice/24.2.7.2$Linux_X86_64 LibreOffice_project/420$Build-2</meta:generator>
    <meta:document-statistic meta:table-count="0" meta:image-count="0" meta:object-count="0" meta:page-count="1" meta:paragraph-count="15" meta:word-count="159" meta:character-count="865" meta:non-whitespace-character-count="719"/>
  </office:meta>
</office:document-meta>
</file>